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Delegate.SerializationDelegate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tionDelegate.deserialize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Delegate.SerializationDelegate( Serializer &lt; Object &gt; serializer , Deserializer &lt; Object &gt; de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tionDelegate.serialize( Object object ,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